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6.A" style:family="table-column">
      <style:table-column-properties style:column-width="0.875in"/>
    </style:style>
    <style:style style:name="Table6.B" style:family="table-column">
      <style:table-column-properties style:column-width="6.0521in"/>
    </style:style>
    <style:style style:name="Table6.1" style:family="table-row">
      <style:table-row-properties fo:keep-together="auto"/>
    </style:style>
    <style:style style:name="Table6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6.B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6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6.B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6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6.B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6.B4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6.B5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6.B6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6.B7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6.A8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6.B8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matheds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matheds.A" style:family="table-column">
      <style:table-column-properties style:column-width="0.875in"/>
    </style:style>
    <style:style style:name="matheds.B" style:family="table-column">
      <style:table-column-properties style:column-width="6.0521in"/>
    </style:style>
    <style:style style:name="matheds.1" style:family="table-row">
      <style:table-row-properties fo:keep-together="auto"/>
    </style:style>
    <style:style style:name="matheds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matheds.B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matheds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matheds.B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matheds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matheds.B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matheds.B4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matheds.B5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matheds.A6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matheds.B6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1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7764in"/>
    </style:style>
    <style:style style:name="Table1.C" style:family="table-column">
      <style:table-column-properties style:column-width="5.3743in"/>
    </style:style>
    <style:style style:name="Table1.1" style:family="table-row">
      <style:table-row-properties fo:keep-together="auto"/>
    </style:style>
    <style:style style:name="Table1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1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1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.A5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B5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1.C5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14" style:family="table">
      <style:table-properties style:width="1.8153in" fo:break-before="page" table:align="left" fo:keep-with-next="auto" style:may-break-between-rows="true" table:border-model="collapsing"/>
    </style:style>
    <style:style style:name="Table14.A" style:family="table-column">
      <style:table-column-properties style:column-width="1.8153in"/>
    </style:style>
    <style:style style:name="Table14.1" style:family="table-row">
      <style:table-row-properties fo:keep-together="auto"/>
    </style:style>
    <style:style style:name="Table14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4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4.3" style:family="table-row">
      <style:table-row-properties style:min-row-height="0.059in"/>
    </style:style>
    <style:style style:name="Table14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2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2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3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1.3097in" style:rel-column-width="12394*"/>
    </style:style>
    <style:style style:name="Table3.B" style:family="table-column">
      <style:table-column-properties style:column-width="0.8181in" style:rel-column-width="7741*"/>
    </style:style>
    <style:style style:name="Table3.C" style:family="table-column">
      <style:table-column-properties style:column-width="4.7972in" style:rel-column-width="45400*"/>
    </style:style>
    <style:style style:name="Table3.1" style:family="table-row">
      <style:table-row-properties fo:keep-together="auto"/>
    </style:style>
    <style:style style:name="Table3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3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3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3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3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3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3.C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3.A4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3.B4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3.C4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4" style:family="table">
      <style:table-properties style:width="3.125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3.125in"/>
    </style:style>
    <style:style style:name="Table4.1" style:family="table-row">
      <style:table-row-properties fo:keep-together="auto"/>
    </style:style>
    <style:style style:name="Table4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4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4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5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fo:keep-together="auto"/>
    </style:style>
    <style:style style:name="Table5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5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5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7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7.A" style:family="table-column">
      <style:table-column-properties style:column-width="0.7764in"/>
    </style:style>
    <style:style style:name="Table7.C" style:family="table-column">
      <style:table-column-properties style:column-width="5.3743in"/>
    </style:style>
    <style:style style:name="Table7.1" style:family="table-row">
      <style:table-row-properties fo:keep-together="auto"/>
    </style:style>
    <style:style style:name="Table7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7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7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7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7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7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7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7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7.C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7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7.C4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7.A5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7.B5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7.C5" style:family="table-cell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27" style:family="table">
      <style:table-properties style:width="2.3139in" fo:break-before="auto" fo:break-after="auto" table:align="left" fo:keep-with-next="auto" style:may-break-between-rows="true" table:border-model="collapsing"/>
    </style:style>
    <style:style style:name="Table27.A" style:family="table-column">
      <style:table-column-properties style:column-width="2.3139in"/>
    </style:style>
    <style:style style:name="Table27.1" style:family="table-row">
      <style:table-row-properties fo:keep-together="auto"/>
    </style:style>
    <style:style style:name="Table27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27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27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3" style:family="table">
      <style:table-properties style:width="3.2514in" fo:break-before="auto" fo:break-after="auto" table:align="left" fo:keep-with-next="auto" style:may-break-between-rows="true" table:border-model="collapsing"/>
    </style:style>
    <style:style style:name="Table13.A" style:family="table-column">
      <style:table-column-properties style:column-width="3.2514in"/>
    </style:style>
    <style:style style:name="Table13.1" style:family="table-row">
      <style:table-row-properties fo:keep-together="auto"/>
    </style:style>
    <style:style style:name="Table13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3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3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8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8.A" style:family="table-column">
      <style:table-column-properties style:column-width="0.7764in"/>
    </style:style>
    <style:style style:name="Table8.C" style:family="table-column">
      <style:table-column-properties style:column-width="5.3743in"/>
    </style:style>
    <style:style style:name="Table8.1" style:family="table-row">
      <style:table-row-properties fo:keep-together="auto"/>
    </style:style>
    <style:style style:name="Table8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8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8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8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8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8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8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8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8.C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8.A4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8.B4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8.C4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9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9.A" style:family="table-column">
      <style:table-column-properties style:column-width="0.7764in"/>
    </style:style>
    <style:style style:name="Table9.C" style:family="table-column">
      <style:table-column-properties style:column-width="5.3743in"/>
    </style:style>
    <style:style style:name="Table9.1" style:family="table-row">
      <style:table-row-properties fo:keep-together="auto"/>
    </style:style>
    <style:style style:name="Table9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9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9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9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9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9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9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9.C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9.A4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9.B4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9.C4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11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11.A" style:family="table-column">
      <style:table-column-properties style:column-width="1.25in"/>
    </style:style>
    <style:style style:name="Table11.B" style:family="table-column">
      <style:table-column-properties style:column-width="0.7514in"/>
    </style:style>
    <style:style style:name="Table11.C" style:family="table-column">
      <style:table-column-properties style:column-width="4.9257in"/>
    </style:style>
    <style:style style:name="Table11.1" style:family="table-row">
      <style:table-row-properties fo:keep-together="auto"/>
    </style:style>
    <style:style style:name="Table11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1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11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11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1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1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1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1.C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1.C4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1.B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1.C5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1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1.C6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1.B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1.C7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1.A8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1.B8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11.C8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21" style:family="table">
      <style:table-properties style:width="2.3139in" fo:break-before="auto" fo:break-after="auto" table:align="left" fo:keep-with-next="auto" style:may-break-between-rows="true" table:border-model="collapsing"/>
    </style:style>
    <style:style style:name="Table21.A" style:family="table-column">
      <style:table-column-properties style:column-width="2.3139in"/>
    </style:style>
    <style:style style:name="Table21.1" style:family="table-row">
      <style:table-row-properties fo:keep-together="auto"/>
    </style:style>
    <style:style style:name="Table21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21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21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2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12.A" style:family="table-column">
      <style:table-column-properties style:column-width="0.8778in"/>
    </style:style>
    <style:style style:name="Table12.B" style:family="table-column">
      <style:table-column-properties style:column-width="0.675in"/>
    </style:style>
    <style:style style:name="Table12.C" style:family="table-column">
      <style:table-column-properties style:column-width="5.3743in"/>
    </style:style>
    <style:style style:name="Table12.1" style:family="table-row">
      <style:table-row-properties fo:keep-together="auto"/>
    </style:style>
    <style:style style:name="Table12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2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12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12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2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2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2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12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2.C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2.4" style:family="table-row">
      <style:table-row-properties style:min-row-height="0.2271in" fo:keep-together="auto"/>
    </style:style>
    <style:style style:name="Table12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2.C4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2.A5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2.B5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12.C5" style:family="table-cell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2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2.A" style:family="table-column">
      <style:table-column-properties style:column-width="1.5028in" style:rel-column-width="14221*"/>
    </style:style>
    <style:style style:name="Table22.B" style:family="table-column">
      <style:table-column-properties style:column-width="5.4222in" style:rel-column-width="51314*"/>
    </style:style>
    <style:style style:name="Table22.1" style:family="table-row">
      <style:table-row-properties fo:keep-together="auto"/>
    </style:style>
    <style:style style:name="Table22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22.B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22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22.B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22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22.B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22.B4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22.B5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22.B6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22.B7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22.A8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22.B8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26" style:family="table">
      <style:table-properties style:width="5.4389in" fo:break-before="auto" fo:break-after="auto" table:align="left" fo:keep-with-next="auto" style:may-break-between-rows="true" table:border-model="collapsing"/>
    </style:style>
    <style:style style:name="Table26.A" style:family="table-column">
      <style:table-column-properties style:column-width="5.4389in"/>
    </style:style>
    <style:style style:name="Table26.1" style:family="table-row">
      <style:table-row-properties fo:keep-together="auto"/>
    </style:style>
    <style:style style:name="Table26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26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26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25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5.A" style:family="table-column">
      <style:table-column-properties style:column-width="0.8111in" style:rel-column-width="7675*"/>
    </style:style>
    <style:style style:name="Table25.B" style:family="table-column">
      <style:table-column-properties style:column-width="0.7514in" style:rel-column-width="7110*"/>
    </style:style>
    <style:style style:name="Table25.C" style:family="table-column">
      <style:table-column-properties style:column-width="5.3625in" style:rel-column-width="50750*"/>
    </style:style>
    <style:style style:name="Table25.1" style:family="table-row">
      <style:table-row-properties fo:keep-together="auto"/>
    </style:style>
    <style:style style:name="Table25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25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25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25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25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5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25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25.B3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25.C3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20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0.A" style:family="table-column">
      <style:table-column-properties style:column-width="0.8111in" style:rel-column-width="7675*"/>
    </style:style>
    <style:style style:name="Table20.B" style:family="table-column">
      <style:table-column-properties style:column-width="0.7514in" style:rel-column-width="7110*"/>
    </style:style>
    <style:style style:name="Table20.C" style:family="table-column">
      <style:table-column-properties style:column-width="5.3625in" style:rel-column-width="50750*"/>
    </style:style>
    <style:style style:name="Table20.1" style:family="table-row">
      <style:table-row-properties fo:keep-together="auto"/>
    </style:style>
    <style:style style:name="Table20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20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20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20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20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0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20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20.B3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20.C3" style:family="table-cell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19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9.A" style:family="table-column">
      <style:table-column-properties style:column-width="1.4361in" style:rel-column-width="13590*"/>
    </style:style>
    <style:style style:name="Table19.B" style:family="table-column">
      <style:table-column-properties style:column-width="0.4986in" style:rel-column-width="4718*"/>
    </style:style>
    <style:style style:name="Table19.C" style:family="table-column">
      <style:table-column-properties style:column-width="4.9903in" style:rel-column-width="47227*"/>
    </style:style>
    <style:style style:name="Table19.1" style:family="table-row">
      <style:table-row-properties fo:keep-together="auto"/>
    </style:style>
    <style:style style:name="Table19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9.B1" style:family="table-cell" style:data-style-name="N100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19.C1" style:family="table-cell" style:data-style-name="N100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19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9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9.C2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9.A3" style:family="table-cell" style:data-style-name="N100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19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9.C3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9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9.C4" style:family="table-cell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9.B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9.C5" style:family="table-cell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9.A6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9.B6" style:family="table-cell" style:data-style-name="N0">
      <style:table-cell-properties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19.C6" style:family="table-cell" style:data-style-name="N0">
      <style:table-cell-properties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23" style:family="table">
      <style:table-properties style:width="6.925in" fo:break-before="page" table:align="margins" fo:keep-with-next="auto" style:may-break-between-rows="true" table:border-model="collapsing"/>
    </style:style>
    <style:style style:name="Table23.A" style:family="table-column">
      <style:table-column-properties style:column-width="6.925in" style:rel-column-width="65535*"/>
    </style:style>
    <style:style style:name="Table23.1" style:family="table-row">
      <style:table-row-properties fo:keep-together="auto"/>
    </style:style>
    <style:style style:name="Table23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23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23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0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fo:keep-together="auto"/>
    </style:style>
    <style:style style:name="Table10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0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0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5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5.A" style:family="table-column">
      <style:table-column-properties style:column-width="6.925in" style:rel-column-width="65535*"/>
    </style:style>
    <style:style style:name="Table15.1" style:family="table-row">
      <style:table-row-properties fo:keep-together="auto"/>
    </style:style>
    <style:style style:name="Table15.A1" style:family="table-cell" style:data-style-name="N100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5.A2" style:family="table-cell" style:data-style-name="N100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5.A3" style:family="table-cell" style:data-style-name="N10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effe4" officeooo:paragraph-rsid="001eff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f5c39" officeooo:paragraph-rsid="001f5c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68990" officeooo:paragraph-rsid="002689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85dc2" officeooo:paragraph-rsid="00285dc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879e6" officeooo:paragraph-rsid="002879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dbf38" officeooo:paragraph-rsid="002dbf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e2791" officeooo:paragraph-rsid="002e27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fbda1" officeooo:paragraph-rsid="002fbda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30cffd" officeooo:paragraph-rsid="0030cf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39bd03" officeooo:paragraph-rsid="0039bd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4201d2" officeooo:paragraph-rsid="004201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446c26" officeooo:paragraph-rsid="00446c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48db72" officeooo:paragraph-rsid="0048db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51d5d9" officeooo:paragraph-rsid="0051d5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5e5808" officeooo:paragraph-rsid="005e58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61abe7" officeooo:paragraph-rsid="0061ab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63174b" officeooo:paragraph-rsid="006317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74ed36" officeooo:paragraph-rsid="0074ed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7615b5" officeooo:paragraph-rsid="007615b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7816bb" officeooo:paragraph-rsid="007816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94be10" officeooo:paragraph-rsid="0094be1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effe4" officeooo:paragraph-rsid="001eff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b44da" officeooo:paragraph-rsid="003b44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446c26" officeooo:paragraph-rsid="00446c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e2791" officeooo:paragraph-rsid="00610b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7b959f" officeooo:paragraph-rsid="007b95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9ff725" officeooo:paragraph-rsid="009ff72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effe4" officeooo:paragraph-rsid="001eff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5c39" officeooo:paragraph-rsid="001f5c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3ba3d" officeooo:paragraph-rsid="0023ba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68990" officeooo:paragraph-rsid="002689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85dc2" officeooo:paragraph-rsid="00285d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879e6" officeooo:paragraph-rsid="002879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dbf38" officeooo:paragraph-rsid="002dbf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e2791" officeooo:paragraph-rsid="002e27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da1" officeooo:paragraph-rsid="002fbd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0cffd" officeooo:paragraph-rsid="0030cf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d32" officeooo:paragraph-rsid="00320d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3d54d" officeooo:paragraph-rsid="0033d5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9bd03" officeooo:paragraph-rsid="0039bd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b44da" officeooo:paragraph-rsid="003b44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cdf6f" officeooo:paragraph-rsid="003cdf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029a3" officeooo:paragraph-rsid="004029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201d2" officeooo:paragraph-rsid="004201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33798" officeooo:paragraph-rsid="004337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46c26" officeooo:paragraph-rsid="00446c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8db72" officeooo:paragraph-rsid="0048db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a2a90" officeooo:paragraph-rsid="004a2a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51d5d9" officeooo:paragraph-rsid="0051d5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5c5840" officeooo:paragraph-rsid="005c58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5e5808" officeooo:paragraph-rsid="005e58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5f8ec5" officeooo:paragraph-rsid="005f8e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1abe7" officeooo:paragraph-rsid="0061a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222f0" officeooo:paragraph-rsid="006222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3174b" officeooo:paragraph-rsid="006317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650d9" officeooo:paragraph-rsid="006650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aecb2" officeooo:paragraph-rsid="006aec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726ff5" officeooo:paragraph-rsid="00726f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74ed36" officeooo:paragraph-rsid="0074ed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7b959f" officeooo:paragraph-rsid="007b95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952e69" officeooo:paragraph-rsid="00952e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994a25" officeooo:paragraph-rsid="00994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99d229" officeooo:paragraph-rsid="0099d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9b5882" officeooo:paragraph-rsid="009b58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text-properties officeooo:rsid="001effe4" officeooo:paragraph-rsid="001effe4"/>
    </style:style>
    <style:style style:name="P68" style:family="paragraph" style:parent-style-name="Standard">
      <style:text-properties officeooo:rsid="001f5c39" officeooo:paragraph-rsid="001f5c39"/>
    </style:style>
    <style:style style:name="P69" style:family="paragraph" style:parent-style-name="Standard">
      <style:text-properties officeooo:paragraph-rsid="001f5c39"/>
    </style:style>
    <style:style style:name="P70" style:family="paragraph" style:parent-style-name="Standard">
      <style:text-properties officeooo:rsid="003514a2" officeooo:paragraph-rsid="003514a2"/>
    </style:style>
    <style:style style:name="P71" style:family="paragraph" style:parent-style-name="Standard">
      <style:text-properties officeooo:rsid="007e1222" officeooo:paragraph-rsid="007e1222"/>
    </style:style>
    <style:style style:name="P72" style:family="paragraph" style:parent-style-name="Text_20_body">
      <style:text-properties officeooo:rsid="0025821a" officeooo:paragraph-rsid="0025821a"/>
    </style:style>
    <style:style style:name="P73" style:family="paragraph" style:parent-style-name="Text_20_body">
      <style:text-properties officeooo:rsid="0025821a" officeooo:paragraph-rsid="00268990"/>
    </style:style>
    <style:style style:name="P74" style:family="paragraph" style:parent-style-name="Text_20_body">
      <style:text-properties officeooo:rsid="00268990" officeooo:paragraph-rsid="00268990"/>
    </style:style>
    <style:style style:name="P75" style:family="paragraph" style:parent-style-name="Text_20_body">
      <style:text-properties officeooo:rsid="002879e6" officeooo:paragraph-rsid="002879e6"/>
    </style:style>
    <style:style style:name="P76" style:family="paragraph" style:parent-style-name="Text_20_body">
      <style:text-properties officeooo:rsid="002d9f57" officeooo:paragraph-rsid="002d9f57"/>
    </style:style>
    <style:style style:name="P77" style:family="paragraph" style:parent-style-name="Text_20_body">
      <style:text-properties officeooo:rsid="002dbf38" officeooo:paragraph-rsid="002dbf38"/>
    </style:style>
    <style:style style:name="P78" style:family="paragraph" style:parent-style-name="Text_20_body">
      <style:text-properties officeooo:rsid="002e2791" officeooo:paragraph-rsid="002e2791"/>
    </style:style>
    <style:style style:name="P79" style:family="paragraph" style:parent-style-name="Text_20_body">
      <style:text-properties officeooo:paragraph-rsid="003514a2"/>
    </style:style>
    <style:style style:name="P80" style:family="paragraph" style:parent-style-name="Text_20_body">
      <style:text-properties officeooo:rsid="00404e32" officeooo:paragraph-rsid="00404e32"/>
    </style:style>
    <style:style style:name="P81" style:family="paragraph" style:parent-style-name="Text_20_body">
      <style:text-properties officeooo:rsid="00417ce7" officeooo:paragraph-rsid="00417ce7"/>
    </style:style>
    <style:style style:name="P82" style:family="paragraph" style:parent-style-name="Text_20_body">
      <style:text-properties officeooo:rsid="004201d2" officeooo:paragraph-rsid="004201d2"/>
    </style:style>
    <style:style style:name="P83" style:family="paragraph" style:parent-style-name="Text_20_body">
      <style:text-properties officeooo:rsid="00446c26" officeooo:paragraph-rsid="00446c26"/>
    </style:style>
    <style:style style:name="P84" style:family="paragraph" style:parent-style-name="Text_20_body">
      <style:text-properties officeooo:rsid="0051d5d9" officeooo:paragraph-rsid="0051d5d9"/>
    </style:style>
    <style:style style:name="P85" style:family="paragraph" style:parent-style-name="Text_20_body">
      <style:text-properties officeooo:rsid="004d2181" officeooo:paragraph-rsid="004d2181"/>
    </style:style>
    <style:style style:name="P86" style:family="paragraph" style:parent-style-name="Text_20_body">
      <style:text-properties officeooo:rsid="004eb591" officeooo:paragraph-rsid="004eb591"/>
    </style:style>
    <style:style style:name="P87" style:family="paragraph" style:parent-style-name="Text_20_body">
      <style:text-properties officeooo:rsid="007146a6" officeooo:paragraph-rsid="006650d9"/>
    </style:style>
    <style:style style:name="P88" style:family="paragraph" style:parent-style-name="Text_20_body">
      <style:text-properties fo:color="#ffffff" officeooo:rsid="004eb591" officeooo:paragraph-rsid="004eb591"/>
    </style:style>
    <style:style style:name="P89" style:family="paragraph" style:parent-style-name="Text_20_body">
      <style:text-properties officeooo:rsid="00730cb4" officeooo:paragraph-rsid="00730cb4"/>
    </style:style>
    <style:style style:name="P90" style:family="paragraph" style:parent-style-name="Text_20_body">
      <style:text-properties officeooo:rsid="0074ed36" officeooo:paragraph-rsid="0074ed36"/>
    </style:style>
    <style:style style:name="P91" style:family="paragraph" style:parent-style-name="Text_20_body">
      <style:text-properties officeooo:rsid="007615b5" officeooo:paragraph-rsid="007615b5"/>
    </style:style>
    <style:style style:name="P92" style:family="paragraph" style:parent-style-name="Text_20_body">
      <style:text-properties officeooo:rsid="0094be10" officeooo:paragraph-rsid="0094be10"/>
    </style:style>
    <style:style style:name="P93" style:family="paragraph" style:parent-style-name="Heading_20_2">
      <style:text-properties officeooo:rsid="00268990" officeooo:paragraph-rsid="00268990"/>
    </style:style>
    <style:style style:name="P94" style:family="paragraph" style:parent-style-name="Heading_20_2">
      <style:text-properties officeooo:rsid="0047c5e2" officeooo:paragraph-rsid="001effe4"/>
    </style:style>
    <style:style style:name="P95" style:family="paragraph" style:parent-style-name="Heading_20_2">
      <style:text-properties officeooo:rsid="001f5c39" officeooo:paragraph-rsid="001f5c39"/>
    </style:style>
    <style:style style:name="P96" style:family="paragraph" style:parent-style-name="Heading_20_2">
      <style:text-properties officeooo:rsid="00730cb4" officeooo:paragraph-rsid="00730cb4"/>
    </style:style>
    <style:style style:name="P97" style:family="paragraph" style:parent-style-name="Heading_20_2">
      <style:text-properties officeooo:rsid="003514a2" officeooo:paragraph-rsid="003514a2"/>
    </style:style>
    <style:style style:name="P98" style:family="paragraph" style:parent-style-name="Heading_20_2">
      <style:text-properties officeooo:rsid="004d2181" officeooo:paragraph-rsid="004d2181"/>
    </style:style>
    <style:style style:name="P99" style:family="paragraph" style:parent-style-name="Heading_20_2">
      <style:text-properties officeooo:rsid="00363b10" officeooo:paragraph-rsid="00363b10"/>
    </style:style>
    <style:style style:name="P100" style:family="paragraph" style:parent-style-name="Heading_20_2">
      <style:text-properties officeooo:rsid="00a600b4" officeooo:paragraph-rsid="00a600b4"/>
    </style:style>
    <style:style style:name="P101" style:family="paragraph" style:parent-style-name="Heading_20_2" style:master-page-name="">
      <style:paragraph-properties style:page-number="auto" fo:break-before="auto" fo:break-after="auto"/>
      <style:text-properties officeooo:rsid="0025821a" officeooo:paragraph-rsid="0029d408"/>
    </style:style>
    <style:style style:name="P102" style:family="paragraph" style:parent-style-name="Heading_20_2">
      <style:paragraph-properties fo:break-before="page"/>
      <style:text-properties officeooo:rsid="002d9f57" officeooo:paragraph-rsid="002d9f57"/>
    </style:style>
    <style:style style:name="P10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a600b4" officeooo:paragraph-rsid="00a600b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a8942f" officeooo:paragraph-rsid="00a894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a77b9c" officeooo:paragraph-rsid="00a77b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ab1cc0" officeooo:paragraph-rsid="00ab1c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0" style:family="paragraph" style:parent-style-name="Text_20_body">
      <style:text-properties officeooo:rsid="004201d2" officeooo:paragraph-rsid="004201d2"/>
    </style:style>
    <style:style style:name="P111" style:family="paragraph" style:parent-style-name="Text_20_body">
      <style:text-properties officeooo:rsid="00a600b4" officeooo:paragraph-rsid="00a600b4"/>
    </style:style>
    <style:style style:name="P112" style:family="paragraph" style:parent-style-name="Text_20_body">
      <style:text-properties officeooo:rsid="00a77b9c" officeooo:paragraph-rsid="00a77b9c"/>
    </style:style>
    <style:style style:name="T1" style:family="text">
      <style:text-properties officeooo:rsid="001f5c39"/>
    </style:style>
    <style:style style:name="T2" style:family="text">
      <style:text-properties officeooo:rsid="00268990"/>
    </style:style>
    <style:style style:name="T3" style:family="text">
      <style:text-properties officeooo:rsid="00336408"/>
    </style:style>
    <style:style style:name="T4" style:family="text">
      <style:text-properties officeooo:rsid="0033d54d"/>
    </style:style>
    <style:style style:name="T5" style:family="text">
      <style:text-properties officeooo:rsid="003514a2"/>
    </style:style>
    <style:style style:name="T6" style:family="text">
      <style:text-properties officeooo:rsid="0037eda0"/>
    </style:style>
    <style:style style:name="T7" style:family="text">
      <style:text-properties officeooo:rsid="00404e32"/>
    </style:style>
    <style:style style:name="T8" style:family="text">
      <style:text-properties officeooo:rsid="00417ce7"/>
    </style:style>
    <style:style style:name="T9" style:family="text">
      <style:text-properties officeooo:rsid="004201d2"/>
    </style:style>
    <style:style style:name="T10" style:family="text">
      <style:text-properties officeooo:rsid="0047c5e2"/>
    </style:style>
    <style:style style:name="T11" style:family="text">
      <style:text-properties officeooo:rsid="004eb591"/>
    </style:style>
    <style:style style:name="T12" style:family="text">
      <style:text-properties officeooo:rsid="005e5808"/>
    </style:style>
    <style:style style:name="T13" style:family="text">
      <style:text-properties officeooo:rsid="005f8ec5"/>
    </style:style>
    <style:style style:name="T14" style:family="text">
      <style:text-properties officeooo:rsid="0061abe7"/>
    </style:style>
    <style:style style:name="T15" style:family="text">
      <style:text-properties officeooo:rsid="0063174b"/>
    </style:style>
    <style:style style:name="T16" style:family="text">
      <style:text-properties officeooo:rsid="006bf6ab"/>
    </style:style>
    <style:style style:name="T17" style:family="text">
      <style:text-properties officeooo:rsid="006f68a8"/>
    </style:style>
    <style:style style:name="T18" style:family="text">
      <style:text-properties officeooo:rsid="00730cb4"/>
    </style:style>
    <style:style style:name="T19" style:family="text">
      <style:text-properties officeooo:rsid="0074ed36"/>
    </style:style>
    <style:style style:name="T20" style:family="text">
      <style:text-properties officeooo:rsid="0076d1ed"/>
    </style:style>
    <style:style style:name="T21" style:family="text">
      <style:text-properties officeooo:rsid="007816bb"/>
    </style:style>
    <style:style style:name="T22" style:family="text">
      <style:text-properties officeooo:rsid="00789f09"/>
    </style:style>
    <style:style style:name="T23" style:family="text">
      <style:text-properties officeooo:rsid="007ad433"/>
    </style:style>
    <style:style style:name="T24" style:family="text">
      <style:text-properties officeooo:rsid="007c7f79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officeooo:rsid="007f5b6a"/>
    </style:style>
    <style:style style:name="T28" style:family="text">
      <style:text-properties officeooo:rsid="00801b66"/>
    </style:style>
    <style:style style:name="T29" style:family="text">
      <style:text-properties officeooo:rsid="008058a8"/>
    </style:style>
    <style:style style:name="T30" style:family="text">
      <style:text-properties officeooo:rsid="0081463e"/>
    </style:style>
    <style:style style:name="T31" style:family="text">
      <style:text-properties officeooo:rsid="00850cc7"/>
    </style:style>
    <style:style style:name="T32" style:family="text">
      <style:text-properties officeooo:rsid="008b6955"/>
    </style:style>
    <style:style style:name="T33" style:family="text">
      <style:text-properties officeooo:rsid="008cadaf"/>
    </style:style>
    <style:style style:name="T34" style:family="text">
      <style:text-properties officeooo:rsid="0094be10"/>
    </style:style>
    <style:style style:name="T35" style:family="text">
      <style:text-properties officeooo:rsid="00994a25"/>
    </style:style>
    <style:style style:name="T36" style:family="text">
      <style:text-properties officeooo:rsid="009cd6fc"/>
    </style:style>
    <style:style style:name="T37" style:family="text">
      <style:text-properties officeooo:rsid="009ed25d"/>
    </style:style>
    <style:style style:name="T38" style:family="text">
      <style:text-properties officeooo:rsid="009ff725"/>
    </style:style>
    <style:style style:name="T39" style:family="text">
      <style:text-properties officeooo:rsid="00a77b9c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3" text:outline-level="2">error codes</text:h>
      <text:p text:style-name="P74">These are all the error codes in use:</text:p>
      <table:table table:name="Table6" table:style-name="Table6" table:template-name="Box List Red">
        <table:table-column table:style-name="Table6.A"/>
        <table:table-column table:style-name="Table6.B"/>
        <table:table-row table:style-name="Table6.1">
          <table:table-cell table:style-name="Table6.A1" office:value-type="float" office:value="0">
            <text:p text:style-name="P3">Code</text:p>
          </table:table-cell>
          <table:table-cell table:style-name="Table6.B1" office:value-type="float" office:value="0">
            <text:p text:style-name="P3">Meaning</text:p>
          </table:table-cell>
        </table:table-row>
        <table:table-row table:style-name="Table6.1">
          <table:table-cell table:style-name="Table6.A2" office:value-type="float" office:value="0">
            <text:p text:style-name="P33">19 </text:p>
          </table:table-cell>
          <table:table-cell table:style-name="Table6.B2" office:value-type="string">
            <text:p text:style-name="P33">Conflicting data.</text:p>
          </table:table-cell>
        </table:table-row>
        <table:table-row table:style-name="Table6.1">
          <table:table-cell table:style-name="Table6.A3" office:value-type="float" office:value="0">
            <text:p text:style-name="P37">4</text:p>
          </table:table-cell>
          <table:table-cell table:style-name="Table6.B3" office:value-type="string">
            <text:p text:style-name="P37">No such file found.</text:p>
          </table:table-cell>
        </table:table-row>
        <table:table-row table:style-name="Table6.1">
          <table:table-cell table:style-name="Table6.A2" office:value-type="float" office:value="0">
            <text:p text:style-name="P37">3 </text:p>
          </table:table-cell>
          <table:table-cell table:style-name="Table6.B4" office:value-type="string">
            <text:p text:style-name="P37">Access to file denied.</text:p>
          </table:table-cell>
        </table:table-row>
        <table:table-row table:style-name="Table6.1">
          <table:table-cell table:style-name="Table6.A3" office:value-type="float" office:value="0">
            <text:p text:style-name="P42">30</text:p>
          </table:table-cell>
          <table:table-cell table:style-name="Table6.B5" office:value-type="string">
            <text:p text:style-name="P42">Command cannot be executed. </text:p>
          </table:table-cell>
        </table:table-row>
        <table:table-row table:style-name="Table6.1">
          <table:table-cell table:style-name="Table6.A2" office:value-type="float" office:value="0">
            <text:p text:style-name="P42">11 </text:p>
          </table:table-cell>
          <table:table-cell table:style-name="Table6.B6" office:value-type="string">
            <text:p text:style-name="P42">Machine in process, cannot execute.</text:p>
          </table:table-cell>
        </table:table-row>
        <table:table-row table:style-name="Table6.1">
          <table:table-cell table:style-name="Table6.A3" office:value-type="float" office:value="0">
            <text:p text:style-name="P58">12 </text:p>
          </table:table-cell>
          <table:table-cell table:style-name="Table6.B7" office:value-type="string">
            <text:p text:style-name="P58">Missing data, is given when the machine can’t find something that should be there.</text:p>
          </table:table-cell>
        </table:table-row>
        <table:table-row>
          <table:table-cell table:style-name="Table6.A8">
            <text:p text:style-name="P22"/>
          </table:table-cell>
          <table:table-cell table:style-name="Table6.B8">
            <text:p text:style-name="P22"/>
          </table:table-cell>
        </table:table-row>
      </table:table>
      <text:p text:style-name="P87"/>
      <text:h text:style-name="P94" text:outline-level="2">methods</text:h>
      <text:p text:style-name="P67"/>
      <table:table table:name="matheds" table:style-name="matheds" table:template-name="Box List Red">
        <table:table-column table:style-name="matheds.A"/>
        <table:table-column table:style-name="matheds.B"/>
        <table:table-row table:style-name="matheds.1">
          <table:table-cell table:style-name="matheds.A1" office:value-type="float" office:value="0">
            <text:p text:style-name="P1">m<text:span text:style-name="T10">e</text:span>thod</text:p>
          </table:table-cell>
          <table:table-cell table:style-name="matheds.B1" office:value-type="float" office:value="0">
            <text:p text:style-name="P1">effect</text:p>
          </table:table-cell>
        </table:table-row>
        <table:table-row table:style-name="matheds.1">
          <table:table-cell table:style-name="matheds.A2" office:value-type="float" office:value="0">
            <text:p text:style-name="P30">P<text:span text:style-name="T1">OST</text:span></text:p>
          </table:table-cell>
          <table:table-cell table:style-name="matheds.B2" office:value-type="string">
            <text:p text:style-name="P30">Will send data to that link.</text:p>
          </table:table-cell>
        </table:table-row>
        <table:table-row table:style-name="matheds.1">
          <table:table-cell table:style-name="matheds.A3" office:value-type="float" office:value="0">
            <text:p text:style-name="P30">G<text:span text:style-name="T1">ET</text:span></text:p>
          </table:table-cell>
          <table:table-cell table:style-name="matheds.B3" office:value-type="string">
            <text:p text:style-name="P30">Will receive data from a link.</text:p>
          </table:table-cell>
        </table:table-row>
        <table:table-row table:style-name="matheds.1">
          <table:table-cell table:style-name="matheds.A2" office:value-type="float" office:value="0">
            <text:p text:style-name="P30">D<text:span text:style-name="T1">ELETE</text:span></text:p>
          </table:table-cell>
          <table:table-cell table:style-name="matheds.B4" office:value-type="string">
            <text:p text:style-name="P30">Will delete given data.</text:p>
          </table:table-cell>
        </table:table-row>
        <table:table-row table:style-name="matheds.1">
          <table:table-cell table:style-name="matheds.A3" office:value-type="float" office:value="0">
            <text:p text:style-name="P32">HEAD</text:p>
          </table:table-cell>
          <table:table-cell table:style-name="matheds.B5" office:value-type="string">
            <text:p text:style-name="P32">Will allow you to change things in the config and api <text:span text:style-name="T8">or give a command.</text:span></text:p>
          </table:table-cell>
        </table:table-row>
        <table:table-row table:style-name="matheds.1">
          <table:table-cell table:style-name="matheds.A6">
            <text:p text:style-name="P23"/>
          </table:table-cell>
          <table:table-cell table:style-name="matheds.B6">
            <text:p text:style-name="P23"/>
          </table:table-cell>
        </table:table-row>
      </table:table>
      <text:h text:style-name="P95" text:outline-level="2">Position</text:h>
      <text:p text:style-name="Standard">The lin<text:span text:style-name="T1">k /position will either give you all data regarding the position or allow you to change the position.</text:span></text:p>
      <text:p text:style-name="Standard"/>
      <text:p text:style-name="P68">Sending a GET request to /position will give a json object containing:</text:p>
      <table:table table:name="Table1" table:style-name="Table1" table:template-name="Box List Red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float" office:value="0">
            <text:p text:style-name="P2">Name</text:p>
          </table:table-cell>
          <table:table-cell table:style-name="Table1.B1" office:value-type="float" office:value="0">
            <text:p text:style-name="P8">type</text:p>
          </table:table-cell>
          <table:table-cell table:style-name="Table1.C1" office:value-type="float" office:value="0">
            <text:p text:style-name="P2">Discription</text:p>
          </table:table-cell>
        </table:table-row>
        <table:table-row>
          <table:table-cell table:style-name="Table1.A2" office:value-type="float" office:value="0">
            <text:p text:style-name="P40">axis</text:p>
          </table:table-cell>
          <table:table-cell table:style-name="Table1.B2" office:value-type="string">
            <text:p text:style-name="P41">dict</text:p>
          </table:table-cell>
          <table:table-cell table:style-name="Table1.C2" office:value-type="string">
            <text:p text:style-name="P41">Contains every axis and <text:span text:style-name="T17">their</text:span> position.</text:p>
          </table:table-cell>
        </table:table-row>
        <table:table-row>
          <table:table-cell table:style-name="Table1.A3" office:value-type="float" office:value="0">
            <text:p text:style-name="P40">axis_<text:span text:style-name="T3">max</text:span> </text:p>
          </table:table-cell>
          <table:table-cell table:style-name="Table1.B3" office:value-type="string">
            <text:p text:style-name="P41">dict</text:p>
          </table:table-cell>
          <table:table-cell table:style-name="Table1.C3" office:value-type="string">
            <text:p text:style-name="P31">Contains <text:span text:style-name="T4">every axis and their maximum limit.</text:span></text:p>
          </table:table-cell>
        </table:table-row>
        <table:table-row table:style-name="Table1.1">
          <table:table-cell table:style-name="Table1.A2" office:value-type="float" office:value="0">
            <text:p text:style-name="P62">axis_min</text:p>
          </table:table-cell>
          <table:table-cell table:style-name="Table1.B4" office:value-type="string">
            <text:p text:style-name="P62">Dict</text:p>
          </table:table-cell>
          <table:table-cell table:style-name="Table1.C4" office:value-type="string">
            <text:p text:style-name="P62">Contains every axis and their minimum limit</text:p>
          </table:table-cell>
        </table:table-row>
        <table:table-row table:style-name="Table1.1">
          <table:table-cell table:style-name="Table1.A5">
            <text:p text:style-name="P22"/>
          </table:table-cell>
          <table:table-cell table:style-name="Table1.B5">
            <text:p text:style-name="P22"/>
          </table:table-cell>
          <table:table-cell table:style-name="Table1.C5">
            <text:p text:style-name="P22"/>
          </table:table-cell>
        </table:table-row>
      </table:table>
      <text:p text:style-name="P69"/>
      <text:p text:style-name="P70">This is what the return json object will look like with 3 axis: <text:span text:style-name="T21">X</text:span>,<text:span text:style-name="T21">Y</text:span>,<text:span text:style-name="T21">Z</text:span>.</text:p>
      <table:table table:name="Table14" table:style-name="Table14" table:template-name="Box List Red">
        <table:table-column table:style-name="Table14.A"/>
        <table:table-row table:style-name="Table14.1">
          <table:table-cell table:style-name="Table14.A1" office:value-type="float" office:value="0">
            <text:p text:style-name="P10"><text:span text:style-name="T12">j</text:span>son object returned</text:p>
          </table:table-cell>
        </table:table-row>
        <table:table-row table:style-name="Table14.1">
          <table:table-cell table:style-name="Table14.A2" office:value-type="float" office:value="0">
            <text:p text:style-name="P44">{</text:p>
            <text:p text:style-name="P43"><text:s text:c="2"/>"axis":{</text:p>
            <text:p text:style-name="P43"><text:s text:c="4"/>"<text:span text:style-name="T21">X</text:span>": 0,</text:p>
            <text:p text:style-name="P43"><text:s text:c="4"/>"<text:span text:style-name="T21">Y</text:span>": 0,</text:p>
            <text:p text:style-name="P43"><text:s text:c="4"/>"<text:span text:style-name="T21">Z</text:span>": 0</text:p>
            <text:p text:style-name="P43"><text:s text:c="2"/>} </text:p>
            <text:p text:style-name="P43"/>
            <text:p text:style-name="P43"><text:s text:c="2"/>"axis_max":{</text:p>
            <text:p text:style-name="P43"><text:s text:c="4"/>"<text:span text:style-name="T21">X</text:span>": 300,</text:p>
            <text:p text:style-name="P43"><text:s text:c="4"/>"<text:span text:style-name="T21">Y</text:span>": 300,</text:p>
            <text:p text:style-name="P43"><text:s text:c="4"/>"<text:span text:style-name="T21">Z</text:span>": 300</text:p>
            <text:p text:style-name="P43"><text:s text:c="2"/>}</text:p>
            <text:p text:style-name="P43"><text:s text:c="2"/>“<text:span text:style-name="T30">axis_min”:{</text:span></text:p>
            <text:p text:style-name="P43"><text:s text:c="4"/>“<text:span text:style-name="T30">X”: -10,</text:span></text:p>
            <text:p text:style-name="P43"><text:s text:c="4"/>“<text:span text:style-name="T30">Y”: -10,</text:span></text:p>
            <text:p text:style-name="P43"><text:s text:c="4"/>“<text:span text:style-name="T30">Z”: -5</text:span></text:p>
            <text:p text:style-name="P59">}</text:p>
          </table:table-cell>
        </table:table-row>
        <table:table-row table:style-name="Table14.3">
          <table:table-cell table:style-name="Table14.A3">
            <text:p text:style-name="P24"/>
          </table:table-cell>
        </table:table-row>
      </table:table>
      <text:p text:style-name="P68"/>
      <text:p text:style-name="P68">A POST request <text:span text:style-name="T22">to /position</text:span> wi<text:span text:style-name="T21">ll allow you to change the position of the head without giving it a gcode file. The HTML form will have to look like this:</text:span></text:p>
      <table:table table:name="Table2" table:style-name="Table2" table:template-name="Box List Red">
        <table:table-column table:style-name="Table2.A"/>
        <table:table-row table:style-name="Table2.1">
          <table:table-cell table:style-name="Table2.A1" office:value-type="float" office:value="0">
            <text:p text:style-name="P20"><text:span text:style-name="T22">HTML</text:span> form structure</text:p>
          </table:table-cell>
        </table:table-row>
        <table:table-row>
          <table:table-cell table:style-name="Table2.A2" office:value-type="float" office:value="0">
            <text:p text:style-name="P29">&lt;form action="/Position" method="POST"&gt;</text:p>
            <text:p text:style-name="P29"><text:s text:c="6"/>&lt;input type="te<text:span text:style-name="T23">x</text:span>t" name="X"&gt;</text:p>
            <text:p text:style-name="P29"><text:s text:c="6"/>&lt;input type="te<text:span text:style-name="T23">x</text:span>t" name="Y"&gt;</text:p>
            <text:p text:style-name="P29"><text:s text:c="6"/>&lt;input type="te<text:span text:style-name="T23">x</text:span>t" name="Z"&gt;</text:p>
            <text:p text:style-name="P29"><text:s text:c="6"/>… <text:span text:style-name="T23">if you have more then just the XYZ axis. Put them here with the same format</text:span></text:p>
            <text:p text:style-name="P29"><text:s text:c="6"/><text:span text:style-name="T23">&lt;input type=”text” name=”F”&gt;</text:span></text:p>
            <text:p text:style-name="P29"><text:s text:c="6"/>&lt;button type="submit" name="submit" value=1&gt;POST&lt;/button&gt;</text:p>
            <text:p text:style-name="P29"><text:s text:c="4"/>&lt;/form&gt;</text:p>
          </table:table-cell>
        </table:table-row>
        <table:table-row>
          <table:table-cell table:style-name="Table2.A3" office:value-type="float" office:value="0">
            <text:p text:style-name="P27">It will ignore any axis it cant find</text:p>
          </table:table-cell>
        </table:table-row>
      </table:table>
      <text:p text:style-name="P68"/>
      <text:p text:style-name="P71">A HEAD request to <text:span text:style-name="T25">position will allow you to change the max- /</text:span><text:span text:style-name="T26">minimum axis limit </text:span></text:p>
      <text:p text:style-name="P68"/>
      <text:h text:style-name="P96" text:outline-level="2">File</text:h>
      <text:p text:style-name="P89">This link will give you the ability to send a file and <text:span text:style-name="T19">execute it.</text:span></text:p>
      <text:p text:style-name="P90">sending a GET to /File give you the file the machine is running if it is running one, and if it is running.</text:p>
      <table:table table:name="Table3" table:style-name="Table3" table:template-name="Box List Red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float" office:value="0">
            <text:p text:style-name="P18">Name </text:p>
          </table:table-cell>
          <table:table-cell table:style-name="Table3.B1" office:value-type="float" office:value="0">
            <text:p text:style-name="P18">Type </text:p>
          </table:table-cell>
          <table:table-cell table:style-name="Table3.C1" office:value-type="float" office:value="0">
            <text:p text:style-name="P18">Description</text:p>
          </table:table-cell>
        </table:table-row>
        <table:table-row>
          <table:table-cell table:style-name="Table3.A2" office:value-type="float" office:value="0">
            <text:p text:style-name="P61">Running</text:p>
          </table:table-cell>
          <table:table-cell table:style-name="Table3.B2" office:value-type="string">
            <text:p text:style-name="P61">Bool</text:p>
          </table:table-cell>
          <table:table-cell table:style-name="Table3.C2" office:value-type="string">
            <text:p text:style-name="P61">Will give you a true if it is running and a false if it is not.</text:p>
          </table:table-cell>
        </table:table-row>
        <table:table-row>
          <table:table-cell table:style-name="Table3.A3" office:value-type="float" office:value="0">
            <text:p text:style-name="P61">Running_file</text:p>
          </table:table-cell>
          <table:table-cell table:style-name="Table3.B3" office:value-type="string">
            <text:p text:style-name="P61">String</text:p>
          </table:table-cell>
          <table:table-cell table:style-name="Table3.C3" office:value-type="string">
            <text:p text:style-name="P61">This will contain the name of the file it is running if it is running something.</text:p>
          </table:table-cell>
        </table:table-row>
        <table:table-row>
          <table:table-cell table:style-name="Table3.A4">
            <text:p text:style-name="P22"/>
          </table:table-cell>
          <table:table-cell table:style-name="Table3.B4">
            <text:p text:style-name="P22"/>
          </table:table-cell>
          <table:table-cell table:style-name="Table3.C4">
            <text:p text:style-name="P22"/>
          </table:table-cell>
        </table:table-row>
      </table:table>
      <table:table table:name="Table4" table:style-name="Table4" table:template-name="Box List Red">
        <table:table-column table:style-name="Table4.A"/>
        <table:table-row table:style-name="Table4.1">
          <table:table-cell table:style-name="Table4.A1" office:value-type="float" office:value="0">
            <text:p text:style-name="P18">Return json object</text:p>
          </table:table-cell>
        </table:table-row>
        <table:table-row>
          <table:table-cell table:style-name="Table4.A2" office:value-type="float" office:value="0">
            <text:p text:style-name="P61">{</text:p>
            <text:p text:style-name="P29"><text:soft-page-break/><text:s text:c="2"/>"Running": 1,</text:p>
            <text:p text:style-name="P29"><text:s text:c="2"/>"Running_file": "Shotgun"</text:p>
            <text:p text:style-name="P29">}</text:p>
          </table:table-cell>
        </table:table-row>
        <table:table-row>
          <table:table-cell table:style-name="Table4.A3">
            <text:p text:style-name="P22"/>
          </table:table-cell>
        </table:table-row>
      </table:table>
      <text:p text:style-name="P90"/>
      <text:p text:style-name="P91">Sending a POST to /File will allow you to give a file for the machine to run.</text:p>
      <text:p text:style-name="P91">The POST request will have to look like this in the HTML:</text:p>
      <table:table table:name="Table5" table:style-name="Table5" table:template-name="Box List Red">
        <table:table-column table:style-name="Table5.A"/>
        <table:table-row table:style-name="Table5.1">
          <table:table-cell table:style-name="Table5.A1" office:value-type="float" office:value="0">
            <text:p text:style-name="P19">HTML structure for file upload</text:p>
          </table:table-cell>
        </table:table-row>
        <table:table-row>
          <table:table-cell table:style-name="Table5.A2" office:value-type="float" office:value="0">
            <text:p text:style-name="P29">&lt;form action="/File" method="POST" enctype="multipart/form-data"&gt;</text:p>
            <text:p text:style-name="P29"><text:s text:c="2"/>&lt;input type="file" name="File"&gt;</text:p>
            <text:p text:style-name="P29"><text:s text:c="2"/><text:span text:style-name="T24">&lt;button type=’submit’&gt; submit &lt;/button&gt;</text:span></text:p>
            <text:p text:style-name="P29">&lt;/form&gt;</text:p>
          </table:table-cell>
        </table:table-row>
        <table:table-row>
          <table:table-cell table:style-name="Table5.A3">
            <text:p text:style-name="P22"/>
          </table:table-cell>
        </table:table-row>
      </table:table>
      <text:p text:style-name="P91"><text:s/></text:p>
      <text:p text:style-name="P90"/>
      <text:h text:style-name="P101" text:outline-level="2">Prefab </text:h>
      <text:p text:style-name="P72">This will allow you to order up a prefab or save a new one.</text:p>
      <text:p text:style-name="P73">sending a GET to /prefab will give you a json object containing the <text:span text:style-name="T2">name, ID and the gcode of the prefab.</text:span></text:p>
      <table:table table:name="Table7" table:style-name="Table7" table:template-name="Box List Red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float" office:value="0">
            <text:p text:style-name="P4">Name</text:p>
          </table:table-cell>
          <table:table-cell table:style-name="Table7.B1" office:value-type="float" office:value="0">
            <text:p text:style-name="P8">type</text:p>
          </table:table-cell>
          <table:table-cell table:style-name="Table7.C1" office:value-type="float" office:value="0">
            <text:p text:style-name="P4">discription</text:p>
          </table:table-cell>
        </table:table-row>
        <table:table-row>
          <table:table-cell table:style-name="Table7.A2" office:value-type="float" office:value="0">
            <text:p text:style-name="P34">Name</text:p>
          </table:table-cell>
          <table:table-cell table:style-name="Table7.B2" office:value-type="string">
            <text:p text:style-name="P38">String</text:p>
          </table:table-cell>
          <table:table-cell table:style-name="Table7.C2" office:value-type="string">
            <text:p text:style-name="P34">The name of the prefab/prefabs.</text:p>
          </table:table-cell>
        </table:table-row>
        <table:table-row>
          <table:table-cell table:style-name="Table7.A3" office:value-type="float" office:value="0">
            <text:p text:style-name="P34">ID</text:p>
          </table:table-cell>
          <table:table-cell table:style-name="Table7.B3" office:value-type="string">
            <text:p text:style-name="P38">String</text:p>
          </table:table-cell>
          <table:table-cell table:style-name="Table7.C3" office:value-type="string">
            <text:p text:style-name="P34">The <text:span text:style-name="T18">ID</text:span> of the loaded prefab/prefabs.</text:p>
          </table:table-cell>
        </table:table-row>
        <table:table-row>
          <table:table-cell table:style-name="Table7.A2" office:value-type="float" office:value="0">
            <text:p text:style-name="P34">Content</text:p>
          </table:table-cell>
          <table:table-cell table:style-name="Table7.B4" office:value-type="string">
            <text:p text:style-name="P38">T<text:span text:style-name="T5">uple</text:span></text:p>
          </table:table-cell>
          <table:table-cell table:style-name="Table7.C4" office:value-type="string">
            <text:p text:style-name="P34">The gcode contained with in the prefab.</text:p>
          </table:table-cell>
        </table:table-row>
        <table:table-row table:style-name="Table7.1">
          <table:table-cell table:style-name="Table7.A5">
            <text:p text:style-name="P22"/>
          </table:table-cell>
          <table:table-cell table:style-name="Table7.B5">
            <text:p text:style-name="P22"/>
          </table:table-cell>
          <table:table-cell table:style-name="Table7.C5" office:value-type="string">
            <text:p text:style-name="P28"/>
          </table:table-cell>
        </table:table-row>
      </table:table>
      <text:p text:style-name="P73"/>
      <table:table table:name="Table27" table:style-name="Table27" table:template-name="Box List Red">
        <table:table-column table:style-name="Table27.A"/>
        <table:table-row table:style-name="Table27.1">
          <table:table-cell table:style-name="Table27.A1" office:value-type="float" office:value="0">
            <text:p text:style-name="P15">Return json object</text:p>
          </table:table-cell>
        </table:table-row>
        <table:table-row>
          <table:table-cell table:style-name="Table27.A2" office:value-type="float" office:value="0">
            <text:p text:style-name="P53">{</text:p>
            <text:p text:style-name="P53"><text:s text:c="2"/>"ID": "ID": <text:span text:style-name="T37">{</text:span></text:p>
            <text:p text:style-name="P53"><text:s text:c="2"/>“<text:span text:style-name="T37">name”: “name”,</text:span></text:p>
            <text:p text:style-name="P53"><text:s text:c="2"/>"Content": ["g1 x2 y1 z2",</text:p>
            <text:p text:style-name="P53"><text:s text:c="14"/>"g0 x8 y3 z1"]</text:p>
            <text:p text:style-name="P53">}</text:p>
          </table:table-cell>
        </table:table-row>
        <table:table-row>
          <table:table-cell table:style-name="Table27.A3">
            <text:p text:style-name="P22"/>
          </table:table-cell>
        </table:table-row>
      </table:table>
      <text:p text:style-name="P73"/>
      <text:p text:style-name="P92">Sending a POST to /prefabs will allow you to execute a prefab file by sending the id of the file in a request</text:p>
      <table:table table:name="Table13" table:style-name="Table13" table:template-name="Box List Red">
        <table:table-column table:style-name="Table13.A"/>
        <table:table-row table:style-name="Table13.1">
          <table:table-cell table:style-name="Table13.A1" office:value-type="float" office:value="0">
            <text:p text:style-name="P21">HTML form structure</text:p>
          </table:table-cell>
        </table:table-row>
        <table:table-row>
          <table:table-cell table:style-name="Table13.A2" office:value-type="float" office:value="0">
            <text:p text:style-name="P29">&lt;form action="/Prefabs" method="post"&gt;</text:p>
            <text:p text:style-name="P29"><text:s text:c="2"/>&lt;input type="file" name="file"&gt;</text:p>
            <text:p text:style-name="P29"><text:s text:c="2"/>&lt;button type="submit" &gt;POST&lt;/button&gt;</text:p>
            <text:p text:style-name="P63"><text:soft-page-break/>&lt;/form&gt;</text:p>
          </table:table-cell>
        </table:table-row>
        <table:table-row>
          <table:table-cell table:style-name="Table13.A3" office:value-type="float" office:value="0">
            <text:p text:style-name="P22">!! <text:span text:style-name="T38">the file must be utf-8 incoded or the server wont save it and will return an error massage. !!</text:span></text:p>
          </table:table-cell>
        </table:table-row>
      </table:table>
      <text:p text:style-name="P92"/>
      <text:p text:style-name="P73"/>
      <text:p text:style-name="P74"><text:s/>Sending a <text:span text:style-name="T34">HEAD</text:span> to /prefabs will allow you to create new prefab with the parameters:</text:p>
      <table:table table:name="Table8" table:style-name="Table8" table:template-name="Box List Red">
        <table:table-column table:style-name="Table8.A" table:number-columns-repeated="2"/>
        <table:table-column table:style-name="Table8.C"/>
        <table:table-row table:style-name="Table8.1">
          <table:table-cell table:style-name="Table8.A1" office:value-type="float" office:value="0">
            <text:p text:style-name="P5">Name</text:p>
          </table:table-cell>
          <table:table-cell table:style-name="Table8.B1" office:value-type="float" office:value="0">
            <text:p text:style-name="P8">Type</text:p>
          </table:table-cell>
          <table:table-cell table:style-name="Table8.C1" office:value-type="float" office:value="0">
            <text:p text:style-name="P5">Discription</text:p>
          </table:table-cell>
        </table:table-row>
        <table:table-row>
          <table:table-cell table:style-name="Table8.A2" office:value-type="float" office:value="0">
            <text:p text:style-name="P35">Name</text:p>
          </table:table-cell>
          <table:table-cell table:style-name="Table8.B2" office:value-type="string">
            <text:p text:style-name="P39">String</text:p>
          </table:table-cell>
          <table:table-cell table:style-name="Table8.C2" office:value-type="string">
            <text:p text:style-name="P35">The name you wish the prefab to have.</text:p>
          </table:table-cell>
        </table:table-row>
        <table:table-row>
          <table:table-cell table:style-name="Table8.A3" office:value-type="float" office:value="0">
            <text:p text:style-name="P35">File </text:p>
          </table:table-cell>
          <table:table-cell table:style-name="Table8.B3" office:value-type="string">
            <text:p text:style-name="P39">File</text:p>
          </table:table-cell>
          <table:table-cell table:style-name="Table8.C3" office:value-type="string">
            <text:p text:style-name="P35">The file containing all the gcode.</text:p>
          </table:table-cell>
        </table:table-row>
        <table:table-row table:style-name="Table8.1">
          <table:table-cell table:style-name="Table8.A4">
            <text:p text:style-name="P29"/>
          </table:table-cell>
          <table:table-cell table:style-name="Table8.B4">
            <text:p text:style-name="P29"/>
          </table:table-cell>
          <table:table-cell table:style-name="Table8.C4">
            <text:p text:style-name="P29"/>
          </table:table-cell>
        </table:table-row>
      </table:table>
      <text:p text:style-name="P73"/>
      <text:p text:style-name="P75">Sending a DELETE to /prefabs will allow you to delete a existing prefab with the parameters:</text:p>
      <table:table table:name="Table9" table:style-name="Table9" table:template-name="Box List Red">
        <table:table-column table:style-name="Table9.A" table:number-columns-repeated="2"/>
        <table:table-column table:style-name="Table9.C"/>
        <table:table-row table:style-name="Table9.1">
          <table:table-cell table:style-name="Table9.A1" office:value-type="float" office:value="0">
            <text:p text:style-name="P5">Name</text:p>
          </table:table-cell>
          <table:table-cell table:style-name="Table9.B1" office:value-type="float" office:value="0">
            <text:p text:style-name="P9">Type</text:p>
          </table:table-cell>
          <table:table-cell table:style-name="Table9.C1" office:value-type="float" office:value="0">
            <text:p text:style-name="P5">discription</text:p>
          </table:table-cell>
        </table:table-row>
        <table:table-row>
          <table:table-cell table:style-name="Table9.A2" office:value-type="float" office:value="0">
            <text:p text:style-name="P35">ID</text:p>
          </table:table-cell>
          <table:table-cell table:style-name="Table9.B2" office:value-type="string">
            <text:p text:style-name="P39">String</text:p>
          </table:table-cell>
          <table:table-cell table:style-name="Table9.C2" office:value-type="string">
            <text:p text:style-name="P35">The <text:span text:style-name="T18">ID</text:span> of the prefab you wish to delete.</text:p>
          </table:table-cell>
        </table:table-row>
        <table:table-row>
          <table:table-cell table:style-name="Table9.A3" office:value-type="float" office:value="0">
            <text:p text:style-name="P35">Name </text:p>
          </table:table-cell>
          <table:table-cell table:style-name="Table9.B3" office:value-type="string">
            <text:p text:style-name="P39">String</text:p>
          </table:table-cell>
          <table:table-cell table:style-name="Table9.C3" office:value-type="string">
            <text:p text:style-name="P35">The name of the prefab you wish to delete.</text:p>
          </table:table-cell>
        </table:table-row>
        <table:table-row>
          <table:table-cell table:style-name="Table9.A4">
            <text:p text:style-name="P22"/>
          </table:table-cell>
          <table:table-cell table:style-name="Table9.B4">
            <text:p text:style-name="P22"/>
          </table:table-cell>
          <table:table-cell table:style-name="Table9.C4">
            <text:p text:style-name="P22"/>
          </table:table-cell>
        </table:table-row>
      </table:table>
      <text:p text:style-name="P75"/>
      <text:p text:style-name="P75"/>
      <text:h text:style-name="P102" text:outline-level="2">Stats</text:h>
      <text:p text:style-name="P76">This will allow you to get all the stats of the config such as max-velocity, </text:p>
      <text:p text:style-name="P77">sending a GET to /stats will return a json object containing:</text:p>
      <table:table table:name="Table11" table:style-name="Table11" table:template-name="Box List Red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float" office:value="0">
            <text:p text:style-name="P6">Name</text:p>
          </table:table-cell>
          <table:table-cell table:style-name="Table11.B1" office:value-type="float" office:value="0">
            <text:p text:style-name="P9">Type</text:p>
          </table:table-cell>
          <table:table-cell table:style-name="Table11.C1" office:value-type="float" office:value="0">
            <text:p text:style-name="P6">discription</text:p>
          </table:table-cell>
        </table:table-row>
        <table:table-row>
          <table:table-cell table:style-name="Table11.A2" office:value-type="float" office:value="0">
            <text:p text:style-name="P36"><text:span text:style-name="T15">M</text:span>ax_vel</text:p>
          </table:table-cell>
          <table:table-cell table:style-name="Table11.B2" office:value-type="string">
            <text:p text:style-name="P39">Float</text:p>
          </table:table-cell>
          <table:table-cell table:style-name="Table11.C2" office:value-type="string">
            <text:p text:style-name="P36">The maximum velocity <text:span text:style-name="T27">the head</text:span> can go.</text:p>
          </table:table-cell>
        </table:table-row>
        <table:table-row>
          <table:table-cell table:style-name="Table11.A3" office:value-type="float" office:value="0">
            <text:p text:style-name="P37"><text:span text:style-name="T15">S</text:span>pin_rate</text:p>
          </table:table-cell>
          <table:table-cell table:style-name="Table11.B3" office:value-type="string">
            <text:p text:style-name="P39">Float</text:p>
          </table:table-cell>
          <table:table-cell table:style-name="Table11.C3" office:value-type="string">
            <text:p text:style-name="P37">The rate at which the head spins.</text:p>
          </table:table-cell>
        </table:table-row>
        <table:table-row>
          <table:table-cell table:style-name="Table11.A2" office:value-type="float" office:value="0">
            <text:p text:style-name="P45">Axis </text:p>
          </table:table-cell>
          <table:table-cell table:style-name="Table11.B4" office:value-type="string">
            <text:p text:style-name="P49">List</text:p>
          </table:table-cell>
          <table:table-cell table:style-name="Table11.C4" office:value-type="string">
            <text:p text:style-name="P45">All axis’ in the machine detects.</text:p>
          </table:table-cell>
        </table:table-row>
        <table:table-row table:style-name="Table11.1">
          <table:table-cell table:style-name="Table11.A3" office:value-type="float" office:value="0">
            <text:p text:style-name="P47">Home_switches </text:p>
          </table:table-cell>
          <table:table-cell table:style-name="Table11.B5" office:value-type="string">
            <text:p text:style-name="P47">List</text:p>
          </table:table-cell>
          <table:table-cell table:style-name="Table11.C5" office:value-type="string">
            <text:p text:style-name="P47">If there are no home switches this will be a None type but if there are home switches this will list them.</text:p>
          </table:table-cell>
        </table:table-row>
        <table:table-row table:style-name="Table11.1">
          <table:table-cell table:style-name="Table11.A2" office:value-type="float" office:value="0">
            <text:p text:style-name="P52"><text:span text:style-name="T20">Current_s</text:span>peed</text:p>
          </table:table-cell>
          <table:table-cell table:style-name="Table11.B6" office:value-type="string">
            <text:p text:style-name="P52">Float</text:p>
          </table:table-cell>
          <table:table-cell table:style-name="Table11.C6" office:value-type="string">
            <text:p text:style-name="P60">Show the current speed of the head.</text:p>
          </table:table-cell>
        </table:table-row>
        <table:table-row table:style-name="Table11.1">
          <table:table-cell table:style-name="Table11.A3" office:value-type="float" office:value="0">
            <text:p text:style-name="P57">Feed_rate </text:p>
          </table:table-cell>
          <table:table-cell table:style-name="Table11.B7" office:value-type="string">
            <text:p text:style-name="P57">int</text:p>
          </table:table-cell>
          <table:table-cell table:style-name="Table11.C7" office:value-type="string">
            <text:p text:style-name="P57">For printers this will show how much filament is being dispensed.</text:p>
          </table:table-cell>
        </table:table-row>
        <table:table-row>
          <table:table-cell table:style-name="Table11.A8">
            <text:p text:style-name="P22"/>
          </table:table-cell>
          <table:table-cell table:style-name="Table11.B8">
            <text:p text:style-name="P22"/>
          </table:table-cell>
          <table:table-cell table:style-name="Table11.C8">
            <text:p text:style-name="P22"/>
          </table:table-cell>
        </table:table-row>
      </table:table>
      <table:table table:name="Table21" table:style-name="Table21" table:template-name="Box List Red">
        <table:table-column table:style-name="Table21.A"/>
        <table:table-row table:style-name="Table21.1">
          <table:table-cell table:style-name="Table21.A1" office:value-type="float" office:value="0">
            <text:p text:style-name="P13">Return json object</text:p>
          </table:table-cell>
        </table:table-row>
        <table:table-row>
          <table:table-cell table:style-name="Table21.A2" office:value-type="float" office:value="0">
            <text:p text:style-name="P49">“<text:span text:style-name="T15">M</text:span>ax_vel”: 300.0,</text:p>
            <text:p text:style-name="P49">“<text:span text:style-name="T15">S</text:span>pin_rate”: 300.0,</text:p>
            <text:p text:style-name="P49">“Axis”: [x,y,z,a],</text:p>
            <text:p text:style-name="P50">“Home_switches”:[</text:p>
            <text:p text:style-name="P50"><text:s text:c="2"/>homeswitch-x,</text:p>
            <text:p text:style-name="P50"><text:s text:c="2"/>homeswitch-y,</text:p>
            <text:p text:style-name="P50"><text:s text:c="2"/>homeswitch-z,</text:p>
            <text:p text:style-name="P50"><text:s text:c="2"/>homeswitch-a</text:p>
            <text:p text:style-name="P50">],</text:p>
            <text:p text:style-name="P50">“<text:span text:style-name="T28">Current_speed”: 10.0,</text:span></text:p>
            <text:p text:style-name="P50">“<text:span text:style-name="T15">Feed_rate</text:span>”: <text:span text:style-name="T15">6000</text:span></text:p>
          </table:table-cell>
        </table:table-row>
        <table:table-row>
          <table:table-cell table:style-name="Table21.A3">
            <text:p text:style-name="P29"/>
          </table:table-cell>
        </table:table-row>
      </table:table>
      <text:p text:style-name="P77"/>
      <text:p text:style-name="P78">Sending a HEAD to /stats will allow you to change the stats with parameters:</text:p>
      <table:table table:name="Table12" table:style-name="Table12" table:template-name="Box List Red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float" office:value="0">
            <text:p text:style-name="P7">Name</text:p>
          </table:table-cell>
          <table:table-cell table:style-name="Table12.B1" office:value-type="float" office:value="0">
            <text:p text:style-name="P9">Type</text:p>
          </table:table-cell>
          <table:table-cell table:style-name="Table12.C1" office:value-type="float" office:value="0">
            <text:p text:style-name="P9">discri<text:span text:style-name="T6">p</text:span>tion</text:p>
          </table:table-cell>
        </table:table-row>
        <table:table-row>
          <table:table-cell table:style-name="Table12.A2" office:value-type="float" office:value="0">
            <text:p text:style-name="P37"><text:span text:style-name="T29">M</text:span>ax_vel</text:p>
          </table:table-cell>
          <table:table-cell table:style-name="Table12.B2" office:value-type="string">
            <text:p text:style-name="P39">Float</text:p>
          </table:table-cell>
          <table:table-cell table:style-name="Table12.C2" office:value-type="string">
            <text:p text:style-name="P37">Set the max velocity for the head.</text:p>
          </table:table-cell>
        </table:table-row>
        <table:table-row>
          <table:table-cell table:style-name="Table12.A3" office:value-type="float" office:value="0">
            <text:p text:style-name="P37"><text:span text:style-name="T29">S</text:span>pin_rate</text:p>
          </table:table-cell>
          <table:table-cell table:style-name="Table12.B3" office:value-type="string">
            <text:p text:style-name="P39">Float</text:p>
          </table:table-cell>
          <table:table-cell table:style-name="Table12.C3" office:value-type="string">
            <text:p text:style-name="P37">Set the spin rate for the head.</text:p>
          </table:table-cell>
        </table:table-row>
        <table:table-row table:style-name="Table12.4">
          <table:table-cell table:style-name="Table12.A2" office:value-type="float" office:value="0">
            <text:p text:style-name="P57">Feed_rate</text:p>
          </table:table-cell>
          <table:table-cell table:style-name="Table12.B4" office:value-type="string">
            <text:p text:style-name="P57">int</text:p>
          </table:table-cell>
          <table:table-cell table:style-name="Table12.C4" office:value-type="string">
            <text:p text:style-name="P57">Will set the feed rate.</text:p>
          </table:table-cell>
        </table:table-row>
        <table:table-row table:style-name="Table12.4">
          <table:table-cell table:style-name="Table12.A5">
            <text:p text:style-name="P22"/>
          </table:table-cell>
          <table:table-cell table:style-name="Table12.B5">
            <text:p text:style-name="P22"/>
          </table:table-cell>
          <table:table-cell table:style-name="Table12.C5" office:value-type="string">
            <text:p text:style-name="P26">If left empty the default will be the current value</text:p>
          </table:table-cell>
        </table:table-row>
      </table:table>
      <text:h text:style-name="P97" text:outline-level="2">Home</text:h>
      <text:p text:style-name="P79">/<text:span text:style-name="T7">home will allow you to check up on the home of the head set it change it and see where it Is or if it is even set.</text:span></text:p>
      <text:p text:style-name="P80">Sending a GET to /<text:span text:style-name="T8">h</text:span>ome will allow get all details regarding the home of the head it will<text:span text:style-name="T31"> return a boolean being True if the machine is homed and False if it is not</text:span></text:p>
      <text:p text:style-name="P80"/>
      <text:p text:style-name="P81">sending a <text:span text:style-name="T31">POST</text:span> to /home will allow you to find home <text:span text:style-name="T9">automatically</text:span> thru the use of <text:span text:style-name="T9">home switches.</text:span></text:p>
      <text:h text:style-name="P98" text:outline-level="2"><text:soft-page-break/>buttons</text:h>
      <text:p text:style-name="P85">This <text:span text:style-name="T11">is a link for the use of buttons and the commands you can put behind them.</text:span></text:p>
      <text:p text:style-name="P86"><text:span text:style-name="T14">these are all the commands available to you to put behind buttons</text:span>:</text:p>
      <table:table table:name="Table22" table:style-name="Table22" table:template-name="Box List Red">
        <table:table-column table:style-name="Table22.A"/>
        <table:table-column table:style-name="Table22.B"/>
        <table:table-row table:style-name="Table22.1">
          <table:table-cell table:style-name="Table22.A1" office:value-type="float" office:value="0">
            <text:p text:style-name="P16">command</text:p>
          </table:table-cell>
          <table:table-cell table:style-name="Table22.B1" office:value-type="float" office:value="0">
            <text:p text:style-name="P16">effect</text:p>
          </table:table-cell>
        </table:table-row>
        <table:table-row>
          <table:table-cell table:style-name="Table22.A2" office:value-type="float" office:value="0">
            <text:p text:style-name="P64">Mdi_mode</text:p>
          </table:table-cell>
          <table:table-cell table:style-name="Table22.B2" office:value-type="string">
            <text:p text:style-name="P55">The machine will <text:span text:style-name="T35">switch to mdi command mode</text:span>.</text:p>
          </table:table-cell>
        </table:table-row>
        <table:table-row>
          <table:table-cell table:style-name="Table22.A3" office:value-type="float" office:value="0">
            <text:p text:style-name="P55">Stop</text:p>
          </table:table-cell>
          <table:table-cell table:style-name="Table22.B3" office:value-type="string">
            <text:p text:style-name="P55">The machine will stop with what it is doing.</text:p>
          </table:table-cell>
        </table:table-row>
        <table:table-row>
          <table:table-cell table:style-name="Table22.A2" office:value-type="float" office:value="0">
            <text:p text:style-name="P55">Pause</text:p>
          </table:table-cell>
          <table:table-cell table:style-name="Table22.B4" office:value-type="string">
            <text:p text:style-name="P55">The machine will pause.</text:p>
          </table:table-cell>
        </table:table-row>
        <table:table-row>
          <table:table-cell table:style-name="Table22.A3" office:value-type="float" office:value="0">
            <text:p text:style-name="P55">Resume</text:p>
          </table:table-cell>
          <table:table-cell table:style-name="Table22.B5" office:value-type="string">
            <text:p text:style-name="P55">The machine will resume with it’s task.</text:p>
          </table:table-cell>
        </table:table-row>
        <table:table-row>
          <table:table-cell table:style-name="Table22.A2" office:value-type="float" office:value="0">
            <text:p text:style-name="P56">Repeat</text:p>
          </table:table-cell>
          <table:table-cell table:style-name="Table22.B6" office:value-type="string">
            <text:p text:style-name="P56">The machine will repeat it’s last task.</text:p>
          </table:table-cell>
        </table:table-row>
        <table:table-row table:style-name="Table22.1">
          <table:table-cell table:style-name="Table22.A3" office:value-type="float" office:value="0">
            <text:p text:style-name="P65">Estop</text:p>
          </table:table-cell>
          <table:table-cell table:style-name="Table22.B7" office:value-type="string">
            <text:p text:style-name="P65">Will toggle the estop</text:p>
          </table:table-cell>
        </table:table-row>
        <table:table-row>
          <table:table-cell table:style-name="Table22.A8">
            <text:p text:style-name="P22"/>
          </table:table-cell>
          <table:table-cell table:style-name="Table22.B8">
            <text:p text:style-name="P22"/>
          </table:table-cell>
        </table:table-row>
      </table:table>
      <table:table table:name="Table26" table:style-name="Table26" table:template-name="Box List Red">
        <table:table-column table:style-name="Table26.A"/>
        <table:table-row table:style-name="Table26.1">
          <table:table-cell table:style-name="Table26.A1" office:value-type="float" office:value="0">
            <text:p text:style-name="P16">HTML structure of buttons</text:p>
          </table:table-cell>
        </table:table-row>
        <table:table-row>
          <table:table-cell table:style-name="Table26.A2" office:value-type="float" office:value="0">
            <text:p text:style-name="P55">&lt;form action="/buttons" method="<text:span text:style-name="T16">POST</text:span>"&gt;</text:p>
            <text:p text:style-name="P55"><text:s text:c="2"/>&lt;button name="<text:span text:style-name="T33">Command</text:span>" <text:span text:style-name="T32">value=”[command]”</text:span>&gt;[name]&lt;/button&gt;</text:p>
            <text:p text:style-name="P55">&lt;/form&gt;</text:p>
          </table:table-cell>
        </table:table-row>
        <table:table-row>
          <table:table-cell table:style-name="Table26.A3">
            <text:p text:style-name="P22"/>
          </table:table-cell>
        </table:table-row>
      </table:table>
      <text:p text:style-name="P88"><text:s/>.</text:p>
      <text:h text:style-name="P97" text:outline-level="2">Power</text:h>
      <text:p text:style-name="P83">This is for the control of the power of the machine.</text:p>
      <text:p text:style-name="P84">sending a GET to /power will <text:span text:style-name="T13">return a Boolean value, True </text:span>if the machine is on, <text:span text:style-name="T13">False if</text:span> off.</text:p>
      <table:table table:name="Table25" table:style-name="Table25" table:template-name="Box List Red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float" office:value="0">
            <text:p text:style-name="P14">Name</text:p>
          </table:table-cell>
          <table:table-cell table:style-name="Table25.B1" office:value-type="float" office:value="0">
            <text:p text:style-name="P14">Type</text:p>
          </table:table-cell>
          <table:table-cell table:style-name="Table25.C1" office:value-type="float" office:value="0">
            <text:p text:style-name="P14">Discription </text:p>
          </table:table-cell>
        </table:table-row>
        <table:table-row>
          <table:table-cell table:style-name="Table25.A2" office:value-type="float" office:value="0">
            <text:p text:style-name="P51">Power </text:p>
          </table:table-cell>
          <table:table-cell table:style-name="Table25.B2" office:value-type="string">
            <text:p text:style-name="P51">Bool</text:p>
          </table:table-cell>
          <table:table-cell table:style-name="Table25.C2" office:value-type="string">
            <text:p text:style-name="P54">A Boolean value regarding the machines’ power status.</text:p>
          </table:table-cell>
        </table:table-row>
        <table:table-row>
          <table:table-cell table:style-name="Table25.A3">
            <text:p text:style-name="P22"/>
          </table:table-cell>
          <table:table-cell table:style-name="Table25.B3">
            <text:p text:style-name="P22"/>
          </table:table-cell>
          <table:table-cell table:style-name="Table25.C3">
            <text:p text:style-name="P22"/>
          </table:table-cell>
        </table:table-row>
      </table:table>
      <text:p text:style-name="P84"/>
      <text:p text:style-name="P83">sending a POST to /power will allow you to turn the machine on or off.</text:p>
      <table:table table:name="Table20" table:style-name="Table20" table:template-name="Box List Red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float" office:value="0">
            <text:p text:style-name="P12">Name</text:p>
          </table:table-cell>
          <table:table-cell table:style-name="Table20.B1" office:value-type="float" office:value="0">
            <text:p text:style-name="P12">Type</text:p>
          </table:table-cell>
          <table:table-cell table:style-name="Table20.C1" office:value-type="float" office:value="0">
            <text:p text:style-name="P12">Discription</text:p>
          </table:table-cell>
        </table:table-row>
        <table:table-row>
          <table:table-cell table:style-name="Table20.A2" office:value-type="float" office:value="0">
            <text:p text:style-name="P48">Power</text:p>
          </table:table-cell>
          <table:table-cell table:style-name="Table20.B2" office:value-type="string">
            <text:p text:style-name="P48">Bool</text:p>
          </table:table-cell>
          <table:table-cell table:style-name="Table20.C2" office:value-type="string">
            <text:p text:style-name="P48">If power is set to 0 it will turn off the machine, if it is set to 1 it will turn on.</text:p>
          </table:table-cell>
        </table:table-row>
        <table:table-row>
          <table:table-cell table:style-name="Table20.A3">
            <text:p text:style-name="P22"/>
          </table:table-cell>
          <table:table-cell table:style-name="Table20.B3">
            <text:p text:style-name="P22"/>
          </table:table-cell>
          <table:table-cell table:style-name="Table20.C3" office:value-type="string">
            <text:p text:style-name="P25"/>
          </table:table-cell>
        </table:table-row>
      </table:table>
      <text:p text:style-name="P83"/>
      <text:p text:style-name="P79"/>
      <text:h text:style-name="P99" text:outline-level="2">Status</text:h>
      <text:p text:style-name="P82">This will contain stuff like “am I home”, “am I on” “am I doing stuff”.</text:p>
      <text:p text:style-name="P82">if you send a GET to /status you will be rewarded with a json object containing:</text:p>
      <table:table table:name="Table19" table:style-name="Table19" table:template-name="Box List Red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float" office:value="0">
            <text:p text:style-name="P11">Name</text:p>
          </table:table-cell>
          <table:table-cell table:style-name="Table19.B1" office:value-type="float" office:value="0">
            <text:p text:style-name="P11">Type</text:p>
          </table:table-cell>
          <table:table-cell table:style-name="Table19.C1" office:value-type="float" office:value="0">
            <text:p text:style-name="P11">Discription</text:p>
          </table:table-cell>
        </table:table-row>
        <table:table-row>
          <table:table-cell table:style-name="Table19.A2" office:value-type="float" office:value="0">
            <text:p text:style-name="P46">Power</text:p>
          </table:table-cell>
          <table:table-cell table:style-name="Table19.B2" office:value-type="string">
            <text:p text:style-name="P46">Bool</text:p>
          </table:table-cell>
          <table:table-cell table:style-name="Table19.C2" office:value-type="string">
            <text:p text:style-name="P46">If the power is on it will be True if not, False.</text:p>
          </table:table-cell>
        </table:table-row>
        <table:table-row>
          <table:table-cell table:style-name="Table19.A3" office:value-type="float" office:value="0">
            <text:p text:style-name="P46">Home</text:p>
          </table:table-cell>
          <table:table-cell table:style-name="Table19.B3" office:value-type="string">
            <text:p text:style-name="P46">Bool </text:p>
          </table:table-cell>
          <table:table-cell table:style-name="Table19.C3" office:value-type="string">
            <text:p text:style-name="P46">If home is True the machine is homed. </text:p>
          </table:table-cell>
        </table:table-row>
        <table:table-row>
          <table:table-cell table:style-name="Table19.A2" office:value-type="float" office:value="0">
            <text:p text:style-name="P46">Active</text:p>
          </table:table-cell>
          <table:table-cell table:style-name="Table19.B4" office:value-type="string">
            <text:p text:style-name="P46">Bool</text:p>
          </table:table-cell>
          <table:table-cell table:style-name="Table19.C4" office:value-type="string">
            <text:p text:style-name="P46">If active is True it is in the middle of a process such as making a plank or executing a command. <text:s/></text:p>
          </table:table-cell>
        </table:table-row>
        <text:soft-page-break/>
        <table:table-row table:style-name="Table19.1">
          <table:table-cell table:style-name="Table19.A3" office:value-type="float" office:value="0">
            <text:p text:style-name="P66">Estop</text:p>
          </table:table-cell>
          <table:table-cell table:style-name="Table19.B5" office:value-type="string">
            <text:p text:style-name="P66">Bool</text:p>
          </table:table-cell>
          <table:table-cell table:style-name="Table19.C5" office:value-type="string">
            <text:p text:style-name="P66">Will show if the estop is toggled </text:p>
          </table:table-cell>
        </table:table-row>
        <table:table-row>
          <table:table-cell table:style-name="Table19.A6">
            <text:p text:style-name="P22"/>
          </table:table-cell>
          <table:table-cell table:style-name="Table19.B6">
            <text:p text:style-name="P22"/>
          </table:table-cell>
          <table:table-cell table:style-name="Table19.C6">
            <text:p text:style-name="P22"/>
          </table:table-cell>
        </table:table-row>
      </table:table>
      <table:table table:name="Table23" table:style-name="Table23" table:template-name="Box List Red">
        <table:table-column table:style-name="Table23.A"/>
        <table:table-row table:style-name="Table23.1">
          <table:table-cell table:style-name="Table23.A1" office:value-type="float" office:value="0">
            <text:p text:style-name="P17">Return json object</text:p>
          </table:table-cell>
        </table:table-row>
        <table:table-row>
          <table:table-cell table:style-name="Table23.A2" office:value-type="float" office:value="0">
            <text:p text:style-name="P29">{</text:p>
            <text:p text:style-name="P29"><text:s text:c="2"/>"Power": 0,</text:p>
            <text:p text:style-name="P29"><text:s text:c="2"/>"Home": 1,</text:p>
            <text:p text:style-name="P29"><text:s text:c="2"/>"Active": 0,</text:p>
            <text:p text:style-name="P29"><text:s text:c="2"/>"Buttons": {</text:p>
            <text:p text:style-name="P29"><text:s text:c="4"/>"button-1": 0,</text:p>
            <text:p text:style-name="P29"><text:s text:c="4"/>"button-2": 1,</text:p>
            <text:p text:style-name="P29"><text:s text:c="4"/>"button-3": 1,</text:p>
            <text:p text:style-name="P29"><text:s text:c="4"/>"button-4": 0,</text:p>
            <text:p text:style-name="P29"><text:s text:c="4"/>"switch-1": 1,</text:p>
            <text:p text:style-name="P29"><text:s text:c="4"/>"switch-2": 0,</text:p>
            <text:p text:style-name="P29"><text:s text:c="4"/>"switch-3": 0,</text:p>
            <text:p text:style-name="P29"><text:s text:c="4"/>"switch-4": 1</text:p>
            <text:p text:style-name="P29"><text:s text:c="2"/>}</text:p>
            <text:p text:style-name="P29"><text:s text:c="2"/>“<text:span text:style-name="T36">Estop”: 0</text:span></text:p>
            <text:p text:style-name="P29">}</text:p>
          </table:table-cell>
        </table:table-row>
        <table:table-row>
          <table:table-cell table:style-name="Table23.A3">
            <text:p text:style-name="P22"/>
          </table:table-cell>
        </table:table-row>
      </table:table>
      <text:p text:style-name="P82"/>
      <text:h text:style-name="P100" text:outline-level="2">Coolant</text:h>
      <text:p text:style-name="P111">This link will allow you to check and change the way coolant is being used</text:p>
      <text:p text:style-name="P111">sending a <text:span text:style-name="T39">GET</text:span> to /Coolant will return a json object with a both mist and flood and there status</text:p>
      <table:table table:name="Table10" table:style-name="Table10" table:template-name="Box List Red">
        <table:table-column table:style-name="Table10.A"/>
        <table:table-row table:style-name="Table10.1">
          <table:table-cell table:style-name="Table10.A1" office:value-type="float" office:value="0">
            <text:p text:style-name="P104">Return json object </text:p>
          </table:table-cell>
        </table:table-row>
        <table:table-row>
          <table:table-cell table:style-name="Table10.A2" office:value-type="float" office:value="0">
            <text:p text:style-name="P107">{</text:p>
            <text:p text:style-name="P107"><text:s text:c="2"/>mist: true,</text:p>
            <text:p text:style-name="P107"><text:s text:c="2"/>flood: false</text:p>
            <text:p text:style-name="P107">}</text:p>
          </table:table-cell>
        </table:table-row>
        <table:table-row>
          <table:table-cell table:style-name="Table10.A3">
            <text:p text:style-name="P107"/>
          </table:table-cell>
        </table:table-row>
      </table:table>
      <text:p text:style-name="P111"/>
      <text:p text:style-name="P112">Sending a POST to /Coolant will allow you to turn the mist and flood on and off </text:p>
      <table:table table:name="Table15" table:style-name="Table15" table:template-name="Box List Red">
        <table:table-column table:style-name="Table15.A"/>
        <table:table-row table:style-name="Table15.1">
          <table:table-cell table:style-name="Table15.A1" office:value-type="float" office:value="0">
            <text:p text:style-name="P105">HTML sturcture for Coolant</text:p>
          </table:table-cell>
        </table:table-row>
        <table:table-row>
          <table:table-cell table:style-name="Table15.A2" office:value-type="float" office:value="0">
            <text:p text:style-name="P108"><text:s text:c="4"/>&lt;form action="/Coolant" method="post"&gt;</text:p>
            <text:p text:style-name="P108"><text:s text:c="6"/>&lt;button type="submit" name="FOM" value="mist"&gt;mist&lt;/button&gt;</text:p>
            <text:p text:style-name="P108"><text:s text:c="6"/>&lt;button type="submit" name="FOM" value="flood"&gt;flood&lt;/button&gt;</text:p>
            <text:p text:style-name="P108"><text:s text:c="4"/>&lt;/form&gt;</text:p>
          </table:table-cell>
        </table:table-row>
        <table:table-row>
          <table:table-cell table:style-name="Table15.A3">
            <text:p text:style-name="P22"/>
          </table:table-cell>
        </table:table-row>
      </table:table>
      <text:p text:style-name="P1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2pt" fo:font-style="normal" fo:text-shadow="none" style:text-underline-style="none" fo:font-weight="normal" officeooo:rsid="004029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Red.1" style:display-name="Box List Red.1" style:family="table-cell">
      <style:table-cell-properties fo:background-color="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2" style:display-name="Box List Red.2" style:family="table-cell">
      <style:table-cell-properties fo:background-color="#fcd3c1" fo:border-bottom="0.74pt solid #ce181e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3" style:display-name="Box List Red.3" style:family="table-cell">
      <style:table-cell-properties fo:border-left="0.74pt solid #ce181e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Box_20_List_20_Red.4" style:display-name="Box List Red.4" style:family="table-cell">
      <style:table-cell-properties fo:border-right="0.74pt solid #ce181e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Red.5" style:display-name="Box List Red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Red.6" style:display-name="Box List Red.6" style:family="table-cell">
      <style:table-cell-properties fo:background-color="#dddddd" fo:border-left="0.74pt solid #ce181e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Box_20_List_20_Red.7" style:display-name="Box List Red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Red.8" style:display-name="Box List Red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Red.9" style:display-name="Box List Red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Red.10" style:display-name="Box List Red.10" style:family="table-cell">
      <style:table-cell-properties fo:background-color="#dddddd" fo:border-right="0.74pt solid #ce181e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Red.11" style:display-name="Box List Red.11" style:family="table-cell">
      <style:table-cell-properties fo:background-color="#ce181e" fo:border-left="0.74pt solid 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2" style:display-name="Box List Red.12" style:family="table-cell">
      <style:table-cell-properties fo:background-color="#ce181e" fo:border-right="0.74pt solid 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3" style:display-name="Box List Red.13" style:family="table-cell">
      <style:table-cell-properties fo:background-color="#fcd3c1" fo:border-left="0.74pt solid #ce181e" fo:border-bottom="0.74pt solid #ce181e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4" style:display-name="Box List Red.14" style:family="table-cell">
      <style:table-cell-properties fo:background-color="#fcd3c1" fo:border-right="0.74pt solid #ce181e" fo:border-bottom="0.74pt solid #ce181e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5" style:display-name="Box List Red.15" style:family="table-cell">
      <style:table-cell-properties fo:background-color="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6" style:display-name="Box List Red.16" style:family="table-cell">
      <style:table-cell-properties fo:background-color="#fcd3c1" fo:border-bottom="0.74pt solid #ce181e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opacity="6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09:23:56.035387204</meta:creation-date>
    <dc:date>2018-11-16T15:51:16.003525261</dc:date>
    <meta:editing-duration>P5DT19H59M39S</meta:editing-duration>
    <meta:editing-cycles>52</meta:editing-cycles>
    <meta:generator>LibreOffice/6.0.6.2$Linux_X86_64 LibreOffice_project/00m0$Build-2</meta:generator>
    <meta:document-statistic meta:table-count="24" meta:image-count="0" meta:object-count="0" meta:page-count="8" meta:paragraph-count="287" meta:word-count="1261" meta:character-count="7144" meta:non-whitespace-character-count="5944"/>
  </office:meta>
</office:document-meta>
</file>